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Heading_20_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 text:is-list-header="true">Sonnenuhr</text:h>
      <text:list xml:id="list635149971" text:style-name="L1">
        <text:list-item>
          <text:p text:style-name="P1">Ostuhr am Turm</text:p>
        </text:list-item>
        <text:list-item>
          <text:p text:style-name="P1">Vertikale Süduhr am Oberstufengebäude (unter der Eule)</text:p>
        </text:list-item>
        <text:list-item>
          <text:p text:style-name="P1">Horizontale Uhr auf dem Schulhof</text:p>
        </text:list-item>
        <text:list-item>
          <text:p text:style-name="P1">Mittagslinie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9T10:54:42</meta:creation-date>
    <meta:document-statistic meta:table-count="0" meta:image-count="0" meta:object-count="0" meta:page-count="1" meta:paragraph-count="5" meta:word-count="21" meta:character-count="125"/>
    <dc:date>2009-07-09T11:04:24</dc:date>
    <meta:editing-duration>PT00H09M47S</meta:editing-duration>
    <meta:editing-cycles>1</meta:editing-cycles>
    <meta:generator>OpenOffice.org/3.0$Linux OpenOffice.org_project/300m15$Build-9379</meta:generator>
  </office:meta>
</office:document-meta>
</file>